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Times" svg:font-family="Times"/>
    <style:font-face style:name="arial" svg:font-family="arial, sans-serif"/>
    <style:font-face style:name="sans-serif" svg:font-family="sans-serif"/>
    <style:font-face style:name="Times1" svg:font-family="Times" style:font-family-generic="roman"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c9211e" style:font-name="Times" fo:font-size="12pt" fo:letter-spacing="normal" officeooo:paragraph-rsid="0013884c"/>
    </style:style>
    <style:style style:name="P2" style:family="paragraph" style:parent-style-name="Text_20_body">
      <style:paragraph-properties fo:line-height="115%"/>
      <style:text-properties fo:color="#c9211e" style:font-name="Times1" fo:font-size="12pt" fo:letter-spacing="normal" officeooo:paragraph-rsid="00183289"/>
    </style:style>
    <style:style style:name="P3" style:family="paragraph" style:parent-style-name="Standard">
      <style:paragraph-properties fo:line-height="115%"/>
      <style:text-properties fo:color="#000000" style:font-name="Times" fo:font-size="12pt" fo:letter-spacing="normal" fo:font-weight="bold"/>
    </style:style>
    <style:style style:name="P4" style:family="paragraph" style:parent-style-name="Standard">
      <style:paragraph-properties fo:line-height="115%"/>
      <style:text-properties fo:color="#000000" style:font-name="Times" fo:font-size="12pt" fo:letter-spacing="normal"/>
    </style:style>
    <style:style style:name="P5" style:family="paragraph" style:parent-style-name="Standard">
      <style:paragraph-properties fo:line-height="115%"/>
      <style:text-properties fo:color="#000000" style:font-name="Times" fo:font-size="12pt" fo:letter-spacing="normal" officeooo:paragraph-rsid="0018c931"/>
    </style:style>
    <style:style style:name="P6" style:family="paragraph" style:parent-style-name="Standard">
      <style:paragraph-properties fo:line-height="115%"/>
      <style:text-properties fo:color="#000000" style:font-name="Times" fo:font-size="12pt" fo:letter-spacing="normal" officeooo:paragraph-rsid="001c1712"/>
    </style:style>
    <style:style style:name="P7" style:family="paragraph" style:parent-style-name="Standard">
      <style:paragraph-properties fo:line-height="100%"/>
      <style:text-properties fo:color="#000000" style:font-name="Times" fo:font-size="12pt" fo:letter-spacing="normal"/>
    </style:style>
    <style:style style:name="P8" style:family="paragraph" style:parent-style-name="Standard">
      <style:paragraph-properties fo:line-height="115%"/>
      <style:text-properties fo:color="#000000" style:font-name="Times" fo:font-size="12pt" fo:letter-spacing="normal" officeooo:rsid="001cbdf1" officeooo:paragraph-rsid="001cbdf1"/>
    </style:style>
    <style:style style:name="P9" style:family="paragraph" style:parent-style-name="Standard">
      <style:paragraph-properties fo:line-height="115%"/>
      <style:text-properties officeooo:paragraph-rsid="001c1712"/>
    </style:style>
    <style:style style:name="P10" style:family="paragraph" style:parent-style-name="Standard">
      <style:paragraph-properties fo:line-height="115%"/>
      <style:text-properties fo:color="#c9211e" style:font-name="Times" fo:font-size="12pt" fo:letter-spacing="normal" officeooo:rsid="0014fe6f" officeooo:paragraph-rsid="0014fe6f"/>
    </style:style>
    <style:style style:name="P11" style:family="paragraph" style:parent-style-name="Standard">
      <style:paragraph-properties fo:line-height="115%"/>
      <style:text-properties fo:color="#c9211e" style:font-name="Times" fo:font-size="12pt" fo:letter-spacing="normal" officeooo:rsid="0018c931" officeooo:paragraph-rsid="0018c931"/>
    </style:style>
    <style:style style:name="P12" style:family="paragraph" style:parent-style-name="Standard">
      <style:paragraph-properties fo:line-height="115%"/>
      <style:text-properties fo:color="#c9211e" style:font-name="Times" fo:font-size="12pt" fo:letter-spacing="normal" officeooo:rsid="001a3c7d" officeooo:paragraph-rsid="001a3c7d"/>
    </style:style>
    <style:style style:name="P13" style:family="paragraph" style:parent-style-name="Standard">
      <style:paragraph-properties fo:line-height="115%"/>
      <style:text-properties fo:color="#c9211e" style:font-name="Times" fo:font-size="12pt" fo:letter-spacing="normal" officeooo:rsid="001bf1e5" officeooo:paragraph-rsid="001bf1e5"/>
    </style:style>
    <style:style style:name="P14" style:family="paragraph" style:parent-style-name="Standard">
      <style:paragraph-properties fo:line-height="115%"/>
      <style:text-properties fo:color="#c9211e" style:font-name="Times" fo:font-size="12pt" fo:letter-spacing="normal" officeooo:rsid="001e27ce" officeooo:paragraph-rsid="001e27ce"/>
    </style:style>
    <style:style style:name="P15" style:family="paragraph" style:parent-style-name="Standard">
      <style:paragraph-properties fo:line-height="115%"/>
      <style:text-properties fo:color="#c9211e" style:font-name="Times" fo:font-size="12pt" fo:letter-spacing="normal" officeooo:rsid="001ec653" officeooo:paragraph-rsid="001ec653"/>
    </style:style>
    <style:style style:name="P16" style:family="paragraph" style:parent-style-name="Standard">
      <style:text-properties fo:color="#c9211e" style:font-name="Times" fo:font-size="12pt" officeooo:rsid="001bf1e5" officeooo:paragraph-rsid="001bf1e5"/>
    </style:style>
    <style:style style:name="P17" style:family="paragraph" style:parent-style-name="Standard">
      <style:text-properties officeooo:paragraph-rsid="001bf1e5"/>
    </style:style>
    <style:style style:name="P18" style:family="paragraph" style:parent-style-name="Standard">
      <style:paragraph-properties fo:line-height="115%"/>
      <style:text-properties fo:font-variant="normal" fo:text-transform="none" fo:color="#c9211e" style:font-name="Times1" fo:font-size="12pt" fo:letter-spacing="normal" fo:font-style="normal" fo:font-weight="normal" style:font-size-asian="12pt" style:font-size-complex="12pt"/>
    </style:style>
    <style:style style:name="P19" style:family="paragraph" style:parent-style-name="Standard">
      <style:paragraph-properties fo:margin-top="0.0398in" fo:margin-bottom="0.0398in" loext:contextual-spacing="false" fo:line-height="115%"/>
      <style:text-properties fo:color="#c9211e" style:font-name="Times" fo:font-size="12pt" fo:letter-spacing="normal" officeooo:rsid="0020719d" officeooo:paragraph-rsid="0020719d"/>
    </style:style>
    <style:style style:name="T1" style:family="text">
      <style:text-properties fo:color="#c9211e"/>
    </style:style>
    <style:style style:name="T2" style:family="text">
      <style:text-properties fo:color="#c9211e" officeooo:rsid="0018c931"/>
    </style:style>
    <style:style style:name="T3" style:family="text">
      <style:text-properties fo:color="#c9211e" style:font-name="Times" fo:font-size="12pt" officeooo:rsid="001bf1e5"/>
    </style:style>
    <style:style style:name="T4" style:family="text">
      <style:text-properties fo:color="#c9211e" style:font-name="CMTI10" fo:font-size="11pt"/>
    </style:style>
    <style:style style:name="T5" style:family="text">
      <style:text-properties officeooo:rsid="0013884c"/>
    </style:style>
    <style:style style:name="T6" style:family="text">
      <style:text-properties fo:color="#000000"/>
    </style:style>
    <style:style style:name="T7" style:family="text">
      <style:text-properties fo:color="#000000" style:font-name="Times"/>
    </style:style>
    <style:style style:name="T8" style:family="text">
      <style:text-properties style:font-size-asian="12pt" style:font-size-complex="12pt"/>
    </style:style>
    <style:style style:name="T9" style:family="text">
      <style:text-properties officeooo:rsid="0010280b" style:font-size-asian="12pt" style:font-size-complex="12pt"/>
    </style:style>
    <style:style style:name="T10" style:family="text">
      <style:text-properties officeooo:rsid="00183289" style:font-size-asian="12pt" style:font-size-complex="12pt"/>
    </style:style>
    <style:style style:name="T11" style:family="text">
      <style:text-properties style:text-position="sub 58%" officeooo:rsid="00183289" style:font-size-asian="12pt" style:font-size-complex="12pt"/>
    </style:style>
    <style:style style:name="T12" style:family="text">
      <style:text-properties fo:font-variant="normal" fo:text-transform="none" fo:color="#c9211e" style:font-name="Times1" fo:font-style="normal" fo:font-weight="normal" style:font-size-asian="12pt" style:font-size-complex="12pt"/>
    </style:style>
    <style:style style:name="T13" style:family="text">
      <style:text-properties fo:font-variant="normal" fo:text-transform="none" fo:color="#c9211e" style:font-name="Times1" fo:font-style="normal" fo:font-weight="normal" officeooo:rsid="001c1712" style:font-size-asian="12pt" style:font-size-complex="12pt"/>
    </style:style>
    <style:style style:name="T14" style:family="text">
      <style:text-properties fo:font-variant="normal" fo:text-transform="none" fo:color="#c9211e" style:font-name="Times1" fo:font-style="normal" fo:font-weight="normal" officeooo:rsid="001db134" style:font-size-asian="12pt" style:font-size-complex="12pt"/>
    </style:style>
    <style:style style:name="T15" style:family="text">
      <style:text-properties fo:font-variant="normal" fo:text-transform="none" fo:color="#c9211e" style:font-name="Times1" fo:font-size="12pt" fo:letter-spacing="normal" fo:font-style="normal" fo:font-weight="normal" style:font-size-asian="12pt" style:font-size-complex="12pt"/>
    </style:style>
    <style:style style:name="T16" style:family="text">
      <style:text-properties fo:font-variant="normal" fo:text-transform="none" fo:color="#c9211e" style:font-name="Times1" fo:font-size="12pt" fo:letter-spacing="normal" fo:font-style="normal" fo:font-weight="normal" officeooo:rsid="001c1712" style:font-size-asian="12pt" style:font-size-complex="12pt"/>
    </style:style>
    <style:style style:name="T17" style:family="text">
      <style:text-properties fo:font-variant="normal" fo:text-transform="none" fo:color="#c9211e" style:text-line-through-style="none" style:text-line-through-type="none" style:font-name="Times1" fo:font-size="12pt" fo:letter-spacing="normal" fo:font-style="normal" style:text-underline-style="none" fo:font-weight="normal" style:text-blinking="false" style:font-size-asian="12pt" style:font-size-complex="12pt" loext:padding="0in" loext:border="none"/>
    </style:style>
    <style:style style:name="T18" style:family="text">
      <style:text-properties officeooo:rsid="0021f7c7"/>
    </style:style>
    <style:style style:name="T19" style:family="text">
      <style:text-properties officeooo:rsid="0023bdd7"/>
    </style:style>
    <style:style style:name="T20" style:family="text">
      <style:text-properties officeooo:rsid="002465e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am Schedule: Wednesday May 1 at 9:45am in regular classroom.<text:line-break/>The exam will be administered via a BB multiple choice/answer online exam.<text:line-break/>Please bring a fully charged laptop.</text:p>
      <text:p text:style-name="P3"/>
      <text:p text:style-name="P3">Sample Questions:</text:p>
      <text:p text:style-name="P4"/>
      <text:p text:style-name="P4">What is a digital signature? What is a blind signature?</text:p>
      <text:p text:style-name="P4"><text:tab/><text:span text:style-name="T1">A digital signature is a method of signing a document or message with someone’s private key such that anyone with that individual’s public key can verify the authenticity of the document, namely that it came from them and was untouched during transference. It is a way to prove ownership.</text:span></text:p>
      <text:p text:style-name="P4"><text:tab/><text:span text:style-name="T1">A blind signature is similar to a digital signature, with the exception that the document or message being signed is obscured or disguised before being signed and transferred.</text:span></text:p>
      <text:p text:style-name="P4"><text:line-break/>What is secret sharing? What is polynomial interpolation? How are they related?</text:p>
      <text:p text:style-name="P6"><text:span text:style-name="T13">Secret Sharing -- </text:span><text:span text:style-name="T12">method for distributing a secret amongst a group of participants, each of whom is allocated a share of the secret.</text:span></text:p>
      <text:p text:style-name="P9"><text:span text:style-name="T16">Polynomial interpolation -- </text:span><text:span text:style-name="T15">process of constructing a </text:span><text:a xlink:type="simple" xlink:href="https://en.wikipedia.org/wiki/Curve" text:style-name="Internet_20_link" text:visited-style-name="Visited_20_Internet_20_Link"><text:span text:style-name="T17">curve</text:span></text:a><text:span text:style-name="T15">, or </text:span><text:span text:style-name="T17">mathematical function</text:span><text:span text:style-name="T15">, that has the best fit to a series of </text:span><text:span text:style-name="T17">data points</text:span></text:p>
      <text:p text:style-name="P8"><text:span text:style-name="T12">They are related by use in Shamir’s secret sharing scheme. <text:s/></text:span><text:span text:style-name="T14">Each participant is given a share of the secret – these shares are the series of data points which are connected on a polynomial. <text:s/>When k shares are combined, the coefficients of the polynomial can be found by interpolation</text:span></text:p>
      <text:p text:style-name="P6"><text:line-break/>What are Bitcoin exchanges? How do they impact the security and usability of Bitcoin?</text:p>
      <text:p text:style-name="P19">Digital market place; susceptible to DDoS and other attacks – value slumps</text:p>
      <text:p text:style-name="P4"><text:line-break/>What is the difference between a soft fork and hard fork of Bitcoin? How do they impact the security and usability of Bitcoin?</text:p>
      <text:p text:style-name="P14">Hard fork – when someone forks bitcoin and changes the protocol (incompatible with original)</text:p>
      <text:p text:style-name="P14">Soft fork – fork but compatible with original blockchain</text:p>
      <text:p text:style-name="P4"/>
      <text:p text:style-name="P4">What are Bitcoin Mining pools? How do they impact the security and usability of Bitcoin?</text:p>
      <text:p text:style-name="P4"><text:tab/><text:span text:style-name="T1">A Bitcoin mining pool is a group of cooperating miners that, when one of the miners successfully solves the puzzle, shares the rewards with the rest of the pool.</text:span></text:p>
      <text:p text:style-name="P4"><text:line-break/>What is meant by decentralization and deanonymization? How do bitcoin mining pools and bitcoin exchanges play a role in each of these?</text:p>
      <text:p text:style-name="P15">Decentralization – <text:span text:style-name="T18">disperse</text:span> data/<text:span text:style-name="T18">authority</text:span> amongst many nodes</text:p>
      <text:p text:style-name="P15">Deanonymization – cross reference anonymous data with other data to identify</text:p>
      <text:p text:style-name="P4"><text:line-break/>What information on the Blockchain may suggest that two bitcoin addresses A and B may be controlled by the same user/entity?</text:p>
      <text:p text:style-name="P4"><text:line-break/>What is a zero-knowledge proof?</text:p>
      <text:p text:style-name="P4"><text:tab/><text:span text:style-name="T1">Zero-knowledge proofs are where the verifier can prove that some entity has access to some information without said entity actually revealing the information. In other words, the verifier can determine that an entity has information x with zero-knowledge of the information x. This is nice because it is clearly trivial to determine if they know x by just having it revealed, but more significant by keeping x secret/hidden.</text:span></text:p>
      <text:p text:style-name="P4"><text:line-break/>What are some examples of ASIC resistant mining designs? What advantages do they support? </text:p>
      <text:p text:style-name="P4"><text:soft-page-break/><text:tab/><text:span text:style-name="T1">Many memory-hard PoWs are said to be ASIC-resistant, such as Cuckoo cycle. What makes a PoW or puzzle ASIC-resistant is that it is not easily parallelizable without taking a major hit in the cost of time. This is to wipe out any gains that highly-parallel ASICS would get.</text:span></text:p>
      <text:p text:style-name="P4"><text:line-break/>What are examples of memory-hard puzzles?</text:p>
      <text:p text:style-name="P4"><text:tab/><text:span text:style-name="T1">Scrypt and Cuckoo Cycle are both memory-hard PoWs.</text:span></text:p>
      <text:p text:style-name="P4"><text:line-break/>What are some examples of virtual mining? What advantages do they support?</text:p>
      <text:p text:style-name="P4"><text:line-break/>What is a cryptographic randomness beacon? What is the NIST beacon? Why can a blockchain be used to create one?</text:p>
      <text:p text:style-name="P18"><text:span text:style-name="T19">A</text:span> service that provides a public source of randomness. <text:s/><text:span text:style-name="T20">Unpredictable</text:span></text:p>
      <text:p text:style-name="P4"/>
      <text:p text:style-name="P5"><text:line-break/>What is a Merkle Tree and how is it used in Bitcoin?</text:p>
      <text:p text:style-name="P5"><text:span text:style-name="T2">A tree with nodes combined using a hash of the child hashes</text:span></text:p>
      <text:p text:style-name="P11">Allows us to determine if a change has been made to any transaction in a block</text:p>
      <text:p text:style-name="P4"><text:line-break/>Suppose that N balls are thrown at random into N bins. What can you expect to happen? </text:p>
      <text:p text:style-name="P4"><text:tab/><text:span text:style-name="T1">I expect the balls to not distribute perfectly uniformly amongst the bins, and therefore at least one bin will have at least 2 balls, and at least one bin will have 0 balls.</text:span></text:p>
      <text:p text:style-name="P4"/>
      <text:p text:style-name="P4">What is likely to be the outcome with high probability?</text:p>
      <text:p text:style-name="P4"/>
      <text:p text:style-name="P7">What is Consistent Hashing and what problem was it designed to solve? Explain how operations on a distributed dictionary are implemented using consistent hashing?</text:p>
      <text:p text:style-name="P1"><text:span text:style-name="T9">Solves overload hot spot problem (load balancing) -- A </text:span><text:span text:style-name="T8">caching protocol for distributed networks that can be used to decrease or eliminate the occurrences of “hot spots” – </text:span><text:span text:style-name="T9">large number of connection requests to a single server</text:span></text:p>
      <text:p text:style-name="P1"><text:span text:style-name="T6"><text:line-break/>How does Consistent Hashing achieve load balancing?</text:span></text:p>
      <text:p text:style-name="P1"><text:span text:style-name="T5">Key and node IDs map to the same space by the keys being stored at the successor node – each node has a relatively equal number of keys – any changes in number of nodes requires only a fraction of keys to be moved</text:span></text:p>
      <text:p text:style-name="P4"><text:line-break/>What is a Hypercube? How does Consistent Hashing relate to overlay network structure of hypercubes?</text:p>
      <text:p text:style-name="P10">D-deminsional network with N nodes where N is the number of corners in the hypercube (each node is a corner). <text:s/>Neighbor selection is more effective than route selection, each neighbor in a hypercube is only distance 1 away.</text:p>
      <text:p text:style-name="P4"><text:line-break/>What is a tight bound on the length of a shortest path in a hypercube? Give a pair of nodes that matches this bound.</text:p>
      <text:p text:style-name="P2"><text:span text:style-name="T10">α(l</text:span><text:span text:style-name="T11">i</text:span><text:span text:style-name="T10">−1) </text:span></text:p>
      <text:p text:style-name="P2"><text:span text:style-name="T7"><text:line-break/>Describe all the shortest paths between two nodes labeled x and y in a hypercube?</text:span></text:p>
      <text:p text:style-name="P4"><text:line-break/>What is greedy routing in a hypercube overlay network? What is meant by randomized greedy <text:soft-page-break/>routing on hypercube and what advantage does it have?</text:p>
      <text:p text:style-name="P4"/>
      <text:p text:style-name="P4"/>
      <text:p text:style-name="P4"><text:line-break/>What is the Maximum Flow problem? Is it NP-complete?</text:p>
      <text:p text:style-name="P12">Finding the largest possible flow from source to sink in a network, NP-complete</text:p>
      <text:p text:style-name="P4"><text:line-break/>Which of the following problems are NP-complete?<text:line-break/><text:span text:style-name="T1">Vertex cover</text:span>, <text:span text:style-name="T1">Set cover</text:span>, <text:span text:style-name="T1">Edge Disjoint paths</text:span>, Linear Programming, <text:span text:style-name="T1">Integer Linear Programming</text:span></text:p>
      <text:p text:style-name="P4"><text:line-break/>Explain what is meant by rounding a linear programming solution to an optimization problem? What is its purpose?</text:p>
      <text:p text:style-name="P13">Reduce NP-complete problems and hopefully solve them optimally</text:p>
      <text:p text:style-name="P4"><text:line-break/>Explain the difference between deterministic and randomized rounding?</text:p>
      <text:p text:style-name="P16">Way to Analyze algorithms</text:p>
      <text:p text:style-name="P17"><text:span text:style-name="T3">Deterministic – keep conditionally prob of failure &lt; 1; </text:span><text:span text:style-name="T4">a deterministic rounding scheme which gives us an F-approximation to the solution, where F is the maximum frequency of an element </text:span></text:p>
      <text:p text:style-name="P16">Random – if a fraction, randomly choose 1 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Times" svg:font-family="Times"/>
    <style:font-face style:name="arial" svg:font-family="arial, sans-serif"/>
    <style:font-face style:name="sans-serif" svg:font-family="sans-serif"/>
    <style:font-face style:name="Times1" svg:font-family="Time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dc:date>2019-04-30T14:31:02.602843357</dc:date>
    <meta:editing-duration>PT2H46M39S</meta:editing-duration>
    <meta:editing-cycles>18</meta:editing-cycles>
    <meta:document-statistic meta:table-count="0" meta:image-count="0" meta:object-count="0" meta:page-count="3" meta:paragraph-count="54" meta:word-count="1028" meta:character-count="6202" meta:non-whitespace-character-count="5181"/>
  </office:meta>
</office:document-meta>
</file>